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weight="bold" officeooo:rsid="000898b2" officeooo:paragraph-rsid="000898b2" style:font-weight-asian="bold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fo:font-weight="normal" officeooo:rsid="000c062d" officeooo:paragraph-rsid="000c062d" style:font-weight-asian="normal" style:font-weight-complex="normal"/>
    </style:style>
    <style:style style:name="P3" style:family="paragraph" style:parent-style-name="Preformatted_20_Text" style:list-style-name="L1">
      <style:paragraph-properties fo:text-align="start" style:justify-single-word="false"/>
      <style:text-properties fo:font-weight="normal" officeooo:rsid="000c062d" officeooo:paragraph-rsid="000c062d" style:font-weight-asian="normal" style:font-weight-complex="normal"/>
    </style:style>
    <style:style style:name="P4" style:family="paragraph" style:parent-style-name="Preformatted_20_Text">
      <style:paragraph-properties fo:text-align="center" style:justify-single-word="false"/>
      <style:text-properties fo:font-weight="normal" officeooo:rsid="000c062d" officeooo:paragraph-rsid="000c062d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and Notes for the Geant4 Electron Detector Simulation</text:p>
      <text:p text:style-name="P1"/>
      <text:list xml:id="list3428267382" text:style-name="L1">
        <text:list-item>
          <text:p text:style-name="P3">Coulomb scattering main deflection mechanism for electrons</text:p>
          <text:p text:style-name="P3"/>
        </text:list-item>
      </text:list>
      <text:p text:style-name="P4"><draw:frame draw:style-name="fr1" draw:name="Object1" text:anchor-type="as-char" svg:y="-0.2799in" svg:width="2.6925in" svg:height="0.453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5T10:36:26.815703291</dc:date>
    <meta:editing-duration>PT5M50S</meta:editing-duration>
    <meta:editing-cycles>4</meta:editing-cycles>
    <meta:generator>LibreOffice/5.3.7.2$Linux_X86_64 LibreOffice_project/30m0$Build-2</meta:generator>
    <meta:document-statistic meta:table-count="0" meta:image-count="0" meta:object-count="1" meta:page-count="1" meta:paragraph-count="4" meta:word-count="18" meta:character-count="127" meta:non-whitespace-character-count="113"/>
  </office:meta>
</office:document-meta>
</file>

<file path=Object 1/content.xml><?xml version="1.0" encoding="utf-8"?>
<math xmlns="http://www.w3.org/1998/Math/MathML" display="block">
  <semantics>
    <mrow>
      <mrow>
        <msub>
          <mi mathvariant="normal">θ</mi>
          <mi>o</mi>
        </msub>
        <mo stretchy="false">=</mo>
        <mfrac>
          <mrow>
            <mn>13.6</mn>
            <mi mathvariant="italic">MeV</mi>
          </mrow>
          <mrow>
            <mi mathvariant="normal">β</mi>
            <mrow>
              <mi>c</mi>
              <mo stretchy="false">∗</mo>
              <mi>p</mi>
            </mrow>
          </mrow>
        </mfrac>
      </mrow>
      <mi>z</mi>
      <msqrt>
        <mfrac>
          <mi>x</mi>
          <msub>
            <mi>X</mi>
            <mi>o</mi>
          </msub>
        </mfrac>
      </msqrt>
      <mrow>
        <mo fence="true" stretchy="false">[</mo>
        <mrow>
          <mrow>
            <mrow>
              <mn>1</mn>
              <mo stretchy="false">+</mo>
              <mn>0.038</mn>
            </mrow>
            <mi>ln</mi>
            <mrow>
              <mo fence="true" stretchy="false">(</mo>
              <mrow>
                <mfrac>
                  <mi>x</mi>
                  <msub>
                    <mi>X</mi>
                    <mi>o</mi>
                  </msub>
                </mfrac>
              </mrow>
              <mo fence="true" stretchy="false">)</mo>
            </mrow>
          </mrow>
        </mrow>
        <mo fence="true" stretchy="false">]</mo>
      </mrow>
    </mrow>
    <annotation encoding="StarMath 5.0">%theta_o  = {13.6 MeV} over {%beta c * p} z sqrt{ {x} over {X_o} } [ 1 + 0.038 ln({x} over {X_o}) ]</annotation>
  </semantics>
</math>
</file>